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/>
    </style:style>
    <style:style style:name="P3" style:family="paragraph" style:parent-style-name="Standard">
      <style:paragraph-properties fo:text-align="justify" style:justify-single-word="false"/>
      <style:text-properties style:font-name="Times New Roman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Times New Roman"/>
    </style:style>
    <style:style style:name="P6" style:family="paragraph" style:parent-style-name="Standard" style:list-style-name="L1">
      <style:paragraph-properties>
        <style:tab-stops>
          <style:tab-stop style:position="0in"/>
        </style:tab-stops>
      </style:paragraph-properties>
      <style:text-properties style:font-name="Times New Roman"/>
    </style:style>
    <style:style style:name="P7" style:family="paragraph">
      <style:paragraph-properties fo:text-align="center"/>
    </style:style>
    <text:list-style style:name="L1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rc D. Holman</text:p>
      <text:p text:style-name="P2">CIS 2720 SQL I</text:p>
      <text:p text:style-name="P1"/>
      <text:p text:style-name="P2">Chapter 1 Multiple Choice Questions</text:p>
      <text:list xml:id="list436998895259015877" text:style-name="L1">
        <text:list-item>
          <text:p text:style-name="P6"><text:s/>d</text:p>
        </text:list-item>
        <text:list-item>
          <text:p text:style-name="P6"><text:s/>b</text:p>
        </text:list-item>
        <text:list-item>
          <text:p text:style-name="P6"><text:s/>d</text:p>
        </text:list-item>
        <text:list-item>
          <text:p text:style-name="P6"><text:s/>a</text:p>
        </text:list-item>
        <text:list-item>
          <text:p text:style-name="P6"><text:s/>c</text:p>
        </text:list-item>
        <text:list-item>
          <text:p text:style-name="P6"><text:s/>a</text:p>
        </text:list-item>
        <text:list-item>
          <text:p text:style-name="P6"><text:s/>a</text:p>
        </text:list-item>
        <text:list-item>
          <text:p text:style-name="P6"><text:s/>d</text:p>
        </text:list-item>
        <text:list-item>
          <text:p text:style-name="P6"><text:s/>d </text:p>
        </text:list-item>
        <text:list-item>
          <text:p text:style-name="P6"><text:s/>c</text:p>
        </text:list-item>
        <text:list-item>
          <text:p text:style-name="P6"><text:s/>b</text:p>
        </text:list-item>
        <text:list-item>
          <text:p text:style-name="P6"><text:s/>b</text:p>
        </text:list-item>
        <text:list-item>
          <text:p text:style-name="P6"><text:s/>a</text:p>
        </text:list-item>
        <text:list-item>
          <text:p text:style-name="P6"><text:s/>b</text:p>
        </text:list-item>
        <text:list-item>
          <text:p text:style-name="P6"><text:s/>b</text:p>
        </text:list-item>
        <text:list-item>
          <text:p text:style-name="P6"><text:s/>d</text:p>
        </text:list-item>
        <text:list-item>
          <text:p text:style-name="P6"><text:s/>c</text:p>
        </text:list-item>
        <text:list-item>
          <text:p text:style-name="P6"><text:s/>c</text:p>
        </text:list-item>
        <text:list-item>
          <text:p text:style-name="P6"><text:s/>a</text:p>
        </text:list-item>
        <text:list-item>
          <text:p text:style-name="P6"><text:s/>c</text:p>
        </text:list-item>
      </text:list>
      <text:p text:style-name="Standard"/>
      <text:p text:style-name="P2">Chapter 1 </text:p>
      <text:p text:style-name="P2">Hands On Assignments</text:p>
      <text:p text:style-name="P1"/>
      <text:p text:style-name="P1"/>
      <text:p text:style-name="P3">Exercise 6: </text:p>
      <text:p text:style-name="P4"><draw:rect text:anchor-type="paragraph" draw:z-index="0" draw:style-name="gr1" draw:text-style-name="P7" svg:width="1.2587in" svg:height="0.4835in" svg:x="0.3583in" svg:y="0.0929in"><text:p text:style-name="P7">Students</text:p><text:p text:style-name="P7"/></draw:rect><draw:rect text:anchor-type="paragraph" draw:z-index="1" draw:style-name="gr1" draw:text-style-name="P7" svg:width="1.2835in" svg:height="0.4921in" svg:x="2.1835in" svg:y="0.0846in"><text:p text:style-name="P7">Tests</text:p><text:p text:style-name="P7"/></draw:rect><draw:line text:anchor-type="paragraph" draw:z-index="4" draw:style-name="gr2" draw:text-style-name="P7" svg:x1="1.9835in" svg:y1="0.3094in" svg:x2="2.1835in" svg:y2="0.1929in"><text:p/></draw:line></text:p>
      <text:p text:style-name="P3"><draw:line text:anchor-type="paragraph" draw:z-index="6" draw:style-name="gr2" draw:text-style-name="P7" svg:x1="2.1835in" svg:y1="0.2791in" svg:x2="1.9835in" svg:y2="0.1126in"><text:p/></draw:line><draw:line text:anchor-type="paragraph" draw:z-index="5" draw:style-name="gr2" draw:text-style-name="P7" svg:x1="2.1835in" svg:y1="0.1126in" svg:x2="1.9835in" svg:y2="0.1126in"><text:p/></draw:line><draw:line text:anchor-type="paragraph" draw:z-index="3" draw:style-name="gr2" draw:text-style-name="P7" svg:x1="1.8417in" svg:y1="0.1126in" svg:x2="1.9835in" svg:y2="0.1043in"><text:p/></draw:line><draw:line text:anchor-type="paragraph" draw:z-index="2" draw:style-name="gr2" draw:text-style-name="P7" svg:x1="1.6165in" svg:y1="0.0957in" svg:x2="1.7583in" svg:y2="0.1122in"><text:p/></draw:line></text:p>
      <text:p text:style-name="P3"/>
      <text:p text:style-name="P3"/>
      <text:p text:style-name="P4"/>
      <text:p text:style-name="P3">Exercise 7:</text:p>
      <text:p text:style-name="P3"/>
      <text:p text:style-name="P3"><draw:rect text:anchor-type="paragraph" draw:z-index="7" draw:style-name="gr1" draw:text-style-name="P7" svg:width="1.2835in" svg:height="0.6669in" svg:x="0.1583in" svg:y="0.0291in"><text:p text:style-name="P7">Departments</text:p><text:p text:style-name="P7"/></draw:rect><draw:rect text:anchor-type="paragraph" draw:z-index="8" draw:style-name="gr1" draw:text-style-name="P7" svg:width="1.5004in" svg:height="0.6587in" svg:x="2.1335in" svg:y="0.0209in"><text:p text:style-name="P7">Employees</text:p><text:p text:style-name="P7"/></draw:rect><draw:line text:anchor-type="paragraph" draw:z-index="10" draw:style-name="gr2" draw:text-style-name="P7" svg:x1="2.1335in" svg:y1="0.1543in" svg:x2="1.9752in" svg:y2="0.3295in"><text:p/></draw:line></text:p>
      <text:p text:style-name="P4"><draw:line text:anchor-type="paragraph" draw:z-index="9" draw:style-name="gr2" draw:text-style-name="P7" svg:x1="1.4417in" svg:y1="0.1319in" svg:x2="2.1335in" svg:y2="0.1319in"><text:p/></draw:line><draw:line text:anchor-type="paragraph" draw:z-index="11" draw:style-name="gr2" draw:text-style-name="P7" svg:x1="2.1335in" svg:y1="0.2902in" svg:x2="1.9752in" svg:y2="0.1319in"><text:p/></draw:line></text:p>
      <text:p text:style-name="P4"/>
      <text:p text:style-name="P4"/>
      <text:p text:style-name="P4"/>
      <text:p text:style-name="P4">Exercise 8:</text:p>
      <text:p text:style-name="P4"><draw:rect text:anchor-type="paragraph" draw:z-index="12" draw:style-name="gr1" draw:text-style-name="P7" svg:width="1.3087in" svg:height="0.6587in" svg:x="1.0791in" svg:y="0.1457in"><text:p text:style-name="P7">Theaters</text:p></draw:rect><draw:rect text:anchor-type="paragraph" draw:z-index="13" draw:style-name="gr1" draw:text-style-name="P7" svg:width="1.4421in" svg:height="0.6752in" svg:x="3.1043in" svg:y="0.1126in"><text:p text:style-name="P7">Showings</text:p><text:p text:style-name="P7"/></draw:rect><draw:rect text:anchor-type="paragraph" draw:z-index="14" draw:style-name="gr1" draw:text-style-name="P7" svg:width="1.4087in" svg:height="0.7004in" svg:x="5.2457in" svg:y="0.0709in"><text:p text:style-name="P7">Movies</text:p></draw:rect></text:p>
      <text:p text:style-name="P4"><draw:rect text:anchor-type="paragraph" draw:z-index="32" draw:style-name="gr4" draw:text-style-name="P7" svg:width="0.7421in" svg:height="0.5004in" svg:x="0.0752in" svg:y="0.0665in"><text:p text:style-name="P7">Locale</text:p></draw:rect><draw:line text:anchor-type="paragraph" draw:z-index="37" draw:style-name="gr3" draw:text-style-name="P7" svg:x1="3.1043in" svg:y1="0.1252in" svg:x2="3in" svg:y2="0.2669in"><text:p/></draw:line><draw:line text:anchor-type="paragraph" draw:z-index="40" draw:style-name="gr3" draw:text-style-name="P7" svg:x1="4.5457in" svg:y1="0.0752in" svg:x2="4.6748in" svg:y2="0.2252in"><text:p/></draw:line></text:p>
      <text:p text:style-name="P3"><draw:line text:anchor-type="paragraph" draw:z-index="33" draw:style-name="gr3" draw:text-style-name="P7" svg:x1="0.8165in" svg:y1="0.1335in" svg:x2="1.0791in" svg:y2="0.1417in"><text:p/></draw:line><draw:line text:anchor-type="paragraph" draw:z-index="34" draw:style-name="gr3" draw:text-style-name="P7" svg:x1="1.0791in" svg:y1="0.0165in" svg:x2="0.9665in" svg:y2="0.1417in"><text:p/></draw:line><draw:line text:anchor-type="paragraph" draw:z-index="35" draw:style-name="gr3" draw:text-style-name="P7" svg:x1="1.0791in" svg:y1="0.25in" svg:x2="0.9665in" svg:y2="0.1335in"><text:p/></draw:line><draw:line text:anchor-type="paragraph" draw:z-index="36" draw:style-name="gr3" draw:text-style-name="P7" svg:x1="2.3874in" svg:y1="0.0752in" svg:x2="3.1039in" svg:y2="0.0835in"><text:p/></draw:line><draw:line text:anchor-type="paragraph" draw:z-index="38" draw:style-name="gr3" draw:text-style-name="P7" svg:x1="3.1043in" svg:y1="0.2417in" svg:x2="3in" svg:y2="0.0835in"><text:p/></draw:line><draw:line text:anchor-type="paragraph" draw:z-index="39" draw:style-name="gr3" draw:text-style-name="P7" svg:x1="5.2457in" svg:y1="0.0165in" svg:x2="4.5457in" svg:y2="0.0417in"><text:p/></draw:line><draw:line text:anchor-type="paragraph" draw:z-index="41" draw:style-name="gr3" draw:text-style-name="P7" svg:x1="4.5457in" svg:y1="0.2in" svg:x2="4.6748in" svg:y2="0.0417in"><text:p/></draw:line></text:p>
      <text:p text:style-name="P4"/>
      <text:p text:style-name="P4"/>
      <text:p text:style-name="P4"/>
      <text:p text:style-name="P4">Exercise 9:</text:p>
      <text:p text:style-name="P4"/>
      <text:p text:style-name="P4"><draw:rect text:anchor-type="paragraph" draw:z-index="15" draw:style-name="gr1" draw:text-style-name="P7" svg:width="0.9335in" svg:height="0.6587in" svg:x="0.0835in" svg:y="0.0571in"><text:p text:style-name="P7">Suppliers</text:p></draw:rect><draw:rect text:anchor-type="paragraph" draw:z-index="16" draw:style-name="gr1" draw:text-style-name="P7" svg:width="0.8835in" svg:height="0.7004in" svg:x="1.4752in" svg:y="0.0484in"><text:p text:style-name="P7">Products</text:p><text:p text:style-name="P7"/></draw:rect><draw:rect text:anchor-type="paragraph" draw:z-index="17" draw:style-name="gr1" draw:text-style-name="P7" svg:width="1.0835in" svg:height="0.7004in" svg:x="2.7335in" svg:y="0.0654in"><text:p text:style-name="P7">Order Items</text:p></draw:rect><draw:rect text:anchor-type="paragraph" draw:z-index="18" draw:style-name="gr1" draw:text-style-name="P7" svg:width="1.1169in" svg:height="0.6835in" svg:x="4.0917in" svg:y="0.0571in"><text:p text:style-name="P7">Orders</text:p></draw:rect><draw:rect text:anchor-type="paragraph" draw:z-index="19" draw:style-name="gr1" draw:text-style-name="P7" svg:width="1.0335in" svg:height="0.7087in" svg:x="5.5583in" svg:y="0.0402in"><text:p text:style-name="P7">Customers</text:p></draw:rect><draw:line text:anchor-type="paragraph" draw:z-index="20" draw:style-name="gr2" draw:text-style-name="P7" svg:x1="1.0165in" svg:y1="0.3571in" svg:x2="1.4748in" svg:y2="0.3571in"><text:p/></draw:line><draw:line text:anchor-type="paragraph" draw:z-index="21" draw:style-name="gr2" draw:text-style-name="P7" svg:x1="1.4748in" svg:y1="0.1819in" svg:x2="1.3083in" svg:y2="0.3571in"><text:p/></draw:line><draw:line text:anchor-type="paragraph" draw:z-index="22" draw:style-name="gr2" draw:text-style-name="P7" svg:x1="1.4748in" svg:y1="0.5236in" svg:x2="1.3083in" svg:y2="0.3571in"><text:p/></draw:line><draw:line text:anchor-type="paragraph" draw:z-index="23" draw:style-name="gr2" draw:text-style-name="P7" svg:x1="2.3583in" svg:y1="0.3484in" svg:x2="2.7335in" svg:y2="0.3484in"><text:p/></draw:line><draw:line text:anchor-type="paragraph" draw:z-index="24" draw:style-name="gr2" draw:text-style-name="P7" svg:x1="2.7335in" svg:y1="0.1902in" svg:x2="2.6083in" svg:y2="0.3484in"><text:p/></draw:line><draw:line text:anchor-type="paragraph" draw:z-index="25" draw:style-name="gr2" draw:text-style-name="P7" svg:x1="2.7335in" svg:y1="0.515in" svg:x2="2.6083in" svg:y2="0.3484in"><text:p/></draw:line><draw:line text:anchor-type="paragraph" draw:z-index="26" draw:style-name="gr3" draw:text-style-name="P7" svg:x1="4.0917in" svg:y1="0.4165in" svg:x2="3.8165in" svg:y2="0.4083in"><text:p/></draw:line><draw:line text:anchor-type="paragraph" draw:z-index="27" draw:style-name="gr3" draw:text-style-name="P7" svg:x1="3.8165in" svg:y1="0.2417in" svg:x2="3.9417in" svg:y2="0.4169in"><text:p/></draw:line><draw:line text:anchor-type="paragraph" draw:z-index="28" draw:style-name="gr3" draw:text-style-name="P7" svg:x1="3.8165in" svg:y1="0.5583in" svg:x2="3.9417in" svg:y2="0.4165in"><text:p/></draw:line><draw:line text:anchor-type="paragraph" draw:z-index="29" draw:style-name="gr3" draw:text-style-name="P7" svg:x1="5.5583in" svg:y1="0.3917in" svg:x2="5.2083in" svg:y2="0.4in"><text:p/></draw:line><draw:line text:anchor-type="paragraph" draw:z-index="30" draw:style-name="gr3" draw:text-style-name="P7" svg:x1="5.2083in" svg:y1="0.2335in" svg:x2="5.35in" svg:y2="0.4in"><text:p/></draw:line><draw:line text:anchor-type="paragraph" draw:z-index="31" draw:style-name="gr3" draw:text-style-name="P7" svg:x1="5.2083in" svg:y1="0.5417in" svg:x2="5.35in" svg:y2="0.4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Bullet_20_Symbols" style:display-name="Bullet Symbols" style:family="text">
      <style:text-properties style:font-name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 Holman</meta:initial-creator>
    <meta:creation-date>2019-08-18T12:43:12</meta:creation-date>
    <meta:editing-duration>P23DT22H39M56S</meta:editing-duration>
    <dc:date>2019-08-24T18:20:57.58</dc:date>
    <dc:creator>Marc Holman</dc:creator>
    <meta:generator>OpenOffice/4.1.5$Win32 OpenOffice.org_project/415m1$Build-9789</meta:generator>
    <meta:editing-cycles>5</meta:editing-cycles>
    <meta:document-statistic meta:table-count="0" meta:image-count="0" meta:object-count="0" meta:page-count="1" meta:paragraph-count="29" meta:word-count="65" meta:character-count="210"/>
  </office:meta>
</office:document-meta>
</file>